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cm" fo:border-left="0.05pt solid #000000" fo:border-right="none" fo:border-top="none" fo:border-bottom="0.05pt solid #000000"/>
    </style:style>
    <style:style style:name="Таблица1.B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cm" fo:border-left="0.05pt solid #000000" fo:border-right="none" fo:border-top="none" fo:border-bottom="0.05pt solid #000000"/>
    </style:style>
    <style:style style:name="Таблица1.B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7" style:family="table-cell">
      <style:table-cell-properties fo:background-color="#ff8080" fo:padding="0cm" fo:border-left="0.05pt solid #000000" fo:border-right="none" fo:border-top="none" fo:border-bottom="0.05pt solid #000000">
        <style:background-image/>
      </style:table-cell-properties>
    </style:style>
    <style:style style:name="Таблица1.B7" style:family="table-cell">
      <style:table-cell-properties fo:background-color="#ff8080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2" style:family="table-cell">
      <style:table-cell-properties fo:background-color="#ccff99" fo:padding="0cm" fo:border-left="0.05pt solid #000000" fo:border-right="none" fo:border-top="none" fo:border-bottom="0.05pt solid #000000">
        <style:background-image/>
      </style:table-cell-properties>
    </style:style>
    <style:style style:name="Таблица1.B12" style:family="table-cell">
      <style:table-cell-properties fo:background-color="#ccff99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7" style:family="table-cell">
      <style:table-cell-properties fo:background-color="#ffcccc" fo:padding="0cm" fo:border-left="0.05pt solid #000000" fo:border-right="none" fo:border-top="none" fo:border-bottom="0.05pt solid #000000">
        <style:background-image/>
      </style:table-cell-properties>
    </style:style>
    <style:style style:name="Таблица1.B17" style:family="table-cell">
      <style:table-cell-properties fo:background-color="#ffcc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22" style:family="table-cell">
      <style:table-cell-properties fo:background-color="#cfe7f5" fo:padding="0cm" fo:border-left="0.05pt solid #000000" fo:border-right="none" fo:border-top="none" fo:border-bottom="0.05pt solid #000000">
        <style:background-image/>
      </style:table-cell-properties>
    </style:style>
    <style:style style:name="Таблица1.B22" style:family="table-cell">
      <style:table-cell-properties fo:background-color="#cfe7f5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27" style:family="table-cell">
      <style:table-cell-properties fo:background-color="#cccc99" fo:padding="0cm" fo:border-left="0.05pt solid #000000" fo:border-right="none" fo:border-top="none" fo:border-bottom="0.05pt solid #000000">
        <style:background-image/>
      </style:table-cell-properties>
    </style:style>
    <style:style style:name="Таблица1.B27" style:family="table-cell">
      <style:table-cell-properties fo:background-color="#cccc99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32" style:family="table-cell">
      <style:table-cell-properties fo:padding="0cm" fo:border-left="0.05pt solid #000000" fo:border-right="none" fo:border-top="none" fo:border-bottom="0.05pt solid #000000"/>
    </style:style>
    <style:style style:name="Таблица1.B3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3" style:family="table-cell">
      <style:table-cell-properties fo:padding="0cm" fo:border-left="0.05pt solid #000000" fo:border-right="none" fo:border-top="none" fo:border-bottom="0.05pt solid #000000"/>
    </style:style>
    <style:style style:name="Таблица1.B3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cm" fo:border="0.05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1f5ed4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0236c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6fc813" officeooo:paragraph-rsid="006fc813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4062b1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782df8" officeooo:paragraph-rsid="009e5f24" fo:background-color="transparent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d993f" officeooo:paragraph-rsid="0083f856" style:font-weight-asian="normal" style:font-weight-complex="normal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e9b44" officeooo:paragraph-rsid="0083f856" style:font-weight-asian="normal" style:font-weight-complex="normal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20dc94" officeooo:paragraph-rsid="0083f856" style:font-weight-asian="normal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261894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6189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9889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9c9c0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8edfca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a3c54d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a6a4cd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d15d24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d4fac8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d6a52d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e89b4c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2f4c30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d15d24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d4fac8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15d24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15d24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4fac8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e7901d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14c4d9b" officeooo:paragraph-rsid="004062b1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36533" officeooo:paragraph-rsid="00a36533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53f32" officeooo:paragraph-rsid="00a53f32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6a4cd" officeooo:paragraph-rsid="00a6a4cd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733b2" officeooo:paragraph-rsid="00a733b2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88459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ba222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db50d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65d85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c282b3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9a735" officeooo:paragraph-rsid="00a9a735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ba222" officeooo:paragraph-rsid="00aba222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b991e9" officeooo:paragraph-rsid="00b991e9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ba3477" officeooo:paragraph-rsid="00ba3477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be320f" officeooo:paragraph-rsid="00be320f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0e1c4" officeooo:paragraph-rsid="00c0e1c4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2559d" officeooo:paragraph-rsid="00c2559d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570bf" officeooo:paragraph-rsid="00c570bf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6aa78" officeooo:paragraph-rsid="00c6aa78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7f917" officeooo:paragraph-rsid="00c7f917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c9926" officeooo:paragraph-rsid="00cc9926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fad73" officeooo:paragraph-rsid="00cfad73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fad73" officeooo:paragraph-rsid="00d15d24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fad73" officeooo:paragraph-rsid="00d4fac8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2ff8d0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d8a334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0d823cb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a334" officeooo:paragraph-rsid="00d8a334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bold" officeooo:rsid="007230e9" officeooo:paragraph-rsid="007230e9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0d993f" officeooo:paragraph-rsid="0083f856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>
        <style:tab-stops>
          <style:tab-stop style:position="6.085cm"/>
        </style:tab-stops>
      </style:paragraph-properties>
      <style:text-properties officeooo:paragraph-rsid="00d8a334"/>
    </style:style>
    <style:style style:name="P67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1d19cc" style:font-size-asian="12pt" style:font-style-asian="italic" style:font-size-complex="12pt" style:font-style-complex="italic"/>
    </style:style>
    <style:style style:name="P68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style="normal" officeooo:rsid="006329b4" officeooo:paragraph-rsid="00eac16c" style:font-size-asian="12pt" style:font-style-asian="normal" style:font-size-complex="12pt" style:font-style-complex="normal"/>
    </style:style>
    <style:style style:name="P69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paragraph-rsid="001d19cc" style:font-size-asian="18pt" style:font-size-complex="18pt"/>
    </style:style>
    <style:style style:name="P7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d15d24" fo:background-color="transparent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style="normal" officeooo:rsid="00e05e10" officeooo:paragraph-rsid="00e05e10" style:font-size-asian="12pt" style:font-style-asian="normal" style:font-size-complex="12pt" style:font-style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style="normal" officeooo:rsid="00e05e10" officeooo:paragraph-rsid="00ee04aa" style:font-size-asian="12pt" style:font-style-asian="normal" style:font-size-complex="12pt" style:font-style-complex="normal"/>
    </style:style>
    <style:style style:name="P73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99bed6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9b71b1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998f71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9c063b" officeooo:paragraph-rsid="009c063b" style:font-size-asian="12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236cbd" style:font-size-asian="12pt" style:font-size-complex="12pt"/>
    </style:style>
    <style:style style:name="P79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236cbd" style:font-size-asian="12pt" style:font-weight-asian="bold" style:font-size-complex="12pt" style:font-weight-complex="bold"/>
    </style:style>
    <style:style style:name="P80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236cbd"/>
    </style:style>
    <style:style style:name="P81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236cbd"/>
    </style:style>
    <style:style style:name="P82" style:family="paragraph" style:parent-style-name="Standard" style:list-style-name="L2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0782df8"/>
    </style:style>
    <style:style style:name="P83" style:family="paragraph" style:parent-style-name="Standard" style:list-style-name="L2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09cf005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f6d8b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5d179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677ba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88459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782f3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9323e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a12ad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bd6e5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d076c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991e9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83991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9a735" officeooo:paragraph-rsid="00fe0d42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ff9d6a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10056d2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0d8a334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1048217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101ebd1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261894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8818bc"/>
    </style:style>
    <style:style style:name="T6" style:family="text">
      <style:text-properties fo:language="en" fo:country="US" officeooo:rsid="0096e48c"/>
    </style:style>
    <style:style style:name="T7" style:family="text">
      <style:text-properties fo:language="en" fo:country="US" officeooo:rsid="00cf6d8b"/>
    </style:style>
    <style:style style:name="T8" style:family="text">
      <style:text-properties fo:language="en" fo:country="US" officeooo:rsid="00d32d76"/>
    </style:style>
    <style:style style:name="T9" style:family="text">
      <style:text-properties fo:language="en" fo:country="US" officeooo:rsid="00d8a334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20dc94" style:font-weight-asian="bold" style:font-weight-complex="bold"/>
    </style:style>
    <style:style style:name="T12" style:family="text">
      <style:text-properties fo:language="en" fo:country="US" fo:font-weight="bold" officeooo:rsid="00db5af0" style:font-weight-asian="bold" style:font-weight-complex="bold"/>
    </style:style>
    <style:style style:name="T13" style:family="text">
      <style:text-properties fo:language="en" fo:country="US" fo:font-weight="bold" officeooo:rsid="00dcf5f5" style:font-weight-asian="bold" style:font-weight-complex="bold"/>
    </style:style>
    <style:style style:name="T14" style:family="text">
      <style:text-properties fo:language="en" fo:country="US" fo:font-weight="bold" officeooo:rsid="00f0325e" style:font-weight-asian="bold" style:font-weight-complex="bold"/>
    </style:style>
    <style:style style:name="T15" style:family="text">
      <style:text-properties fo:language="en" fo:country="US" fo:font-weight="bold" officeooo:rsid="00f0f09f" style:font-weight-asian="bold" style:font-weight-complex="bold"/>
    </style:style>
    <style:style style:name="T16" style:family="text">
      <style:text-properties fo:language="en" fo:country="US" officeooo:rsid="00de83c3"/>
    </style:style>
    <style:style style:name="T17" style:family="text">
      <style:text-properties fo:language="en" fo:country="US" officeooo:rsid="00eac16c"/>
    </style:style>
    <style:style style:name="T18" style:family="text">
      <style:text-properties fo:language="en" fo:country="US" officeooo:rsid="00f0325e"/>
    </style:style>
    <style:style style:name="T19" style:family="text">
      <style:text-properties fo:language="en" fo:country="US" officeooo:rsid="017e8f62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f3f0f7" style:font-size-asian="12pt" style:font-size-complex="12pt"/>
    </style:style>
    <style:style style:name="T22" style:family="text">
      <style:text-properties fo:font-size="12pt" fo:language="en" fo:country="US" officeooo:rsid="014c4d9b" style:font-size-asian="12pt" style:font-size-complex="12pt"/>
    </style:style>
    <style:style style:name="T23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24" style:family="text">
      <style:text-properties fo:color="#00cc00" fo:font-size="12pt" officeooo:rsid="003d3901" style:font-size-asian="12pt" style:font-size-complex="12pt"/>
    </style:style>
    <style:style style:name="T25" style:family="text">
      <style:text-properties officeooo:rsid="00e89e27"/>
    </style:style>
    <style:style style:name="T26" style:family="text">
      <style:text-properties officeooo:rsid="00b2cfc8"/>
    </style:style>
    <style:style style:name="T27" style:family="text">
      <style:text-properties officeooo:rsid="00702626"/>
    </style:style>
    <style:style style:name="T28" style:family="text">
      <style:text-properties style:use-window-font-color="true"/>
    </style:style>
    <style:style style:name="T29" style:family="text">
      <style:text-properties officeooo:rsid="007d4ecf"/>
    </style:style>
    <style:style style:name="T30" style:family="text">
      <style:text-properties officeooo:rsid="008c0d99"/>
    </style:style>
    <style:style style:name="T31" style:family="text">
      <style:text-properties officeooo:rsid="008d75e2"/>
    </style:style>
    <style:style style:name="T32" style:family="text">
      <style:text-properties officeooo:rsid="008e73d3"/>
    </style:style>
    <style:style style:name="T33" style:family="text">
      <style:text-properties officeooo:rsid="008edfca"/>
    </style:style>
    <style:style style:name="T34" style:family="text">
      <style:text-properties officeooo:rsid="0061f44e"/>
    </style:style>
    <style:style style:name="T35" style:family="text">
      <style:text-properties officeooo:rsid="0098219f"/>
    </style:style>
    <style:style style:name="T36" style:family="text">
      <style:text-properties officeooo:rsid="009bebea"/>
    </style:style>
    <style:style style:name="T37" style:family="text">
      <style:text-properties officeooo:rsid="009cf005"/>
    </style:style>
    <style:style style:name="T38" style:family="text">
      <style:text-properties officeooo:rsid="00a031b0"/>
    </style:style>
    <style:style style:name="T39" style:family="text">
      <style:text-properties officeooo:rsid="00a2e8f4"/>
    </style:style>
    <style:style style:name="T40" style:family="text">
      <style:text-properties officeooo:rsid="00a6a4cd"/>
    </style:style>
    <style:style style:name="T41" style:family="text">
      <style:text-properties officeooo:rsid="00a88459"/>
    </style:style>
    <style:style style:name="T42" style:family="text">
      <style:text-properties fo:color="#000000"/>
    </style:style>
    <style:style style:name="T43" style:family="text">
      <style:text-properties fo:color="#000000" officeooo:rsid="00b4cd38"/>
    </style:style>
    <style:style style:name="T44" style:family="text">
      <style:text-properties fo:color="#000000" officeooo:rsid="00aba222"/>
    </style:style>
    <style:style style:name="T45" style:family="text">
      <style:text-properties fo:color="#000000" officeooo:rsid="00acf3bb"/>
    </style:style>
    <style:style style:name="T46" style:family="text">
      <style:text-properties fo:color="#000000" officeooo:rsid="00adb50d"/>
    </style:style>
    <style:style style:name="T47" style:family="text">
      <style:text-properties fo:color="#000000" officeooo:rsid="00b2a004"/>
    </style:style>
    <style:style style:name="T48" style:family="text">
      <style:text-properties fo:color="#000000" officeooo:rsid="00ba3477"/>
    </style:style>
    <style:style style:name="T49" style:family="text">
      <style:text-properties fo:color="#000000" officeooo:rsid="00b991e9"/>
    </style:style>
    <style:style style:name="T50" style:family="text">
      <style:text-properties fo:color="#000000" officeooo:rsid="00c0e1c4"/>
    </style:style>
    <style:style style:name="T51" style:family="text">
      <style:text-properties fo:color="#000000" officeooo:rsid="00c0f0d7"/>
    </style:style>
    <style:style style:name="T52" style:family="text">
      <style:text-properties fo:color="#000000" officeooo:rsid="00c37e45"/>
    </style:style>
    <style:style style:name="T53" style:family="text">
      <style:text-properties fo:color="#000000" officeooo:rsid="00c53399"/>
    </style:style>
    <style:style style:name="T54" style:family="text">
      <style:text-properties fo:color="#000000" officeooo:rsid="00c57045"/>
    </style:style>
    <style:style style:name="T55" style:family="text">
      <style:text-properties fo:color="#000000" officeooo:rsid="00c7f917"/>
    </style:style>
    <style:style style:name="T56" style:family="text">
      <style:text-properties fo:color="#000000" officeooo:rsid="00c981f6"/>
    </style:style>
    <style:style style:name="T57" style:family="text">
      <style:text-properties fo:color="#000000" officeooo:rsid="00cc9926"/>
    </style:style>
    <style:style style:name="T58" style:family="text">
      <style:text-properties fo:color="#000000" fo:font-weight="bold" style:font-weight-asian="bold" style:font-weight-complex="bold"/>
    </style:style>
    <style:style style:name="T59" style:family="text">
      <style:text-properties fo:color="#000000" fo:font-weight="bold" officeooo:rsid="00b3548c" style:font-weight-asian="bold" style:font-weight-complex="bold"/>
    </style:style>
    <style:style style:name="T60" style:family="text">
      <style:text-properties fo:color="#000000" fo:font-weight="bold" officeooo:rsid="00ba3477" style:font-weight-asian="bold" style:font-weight-complex="bold"/>
    </style:style>
    <style:style style:name="T61" style:family="text">
      <style:text-properties fo:color="#000000" fo:font-weight="bold" officeooo:rsid="00c53399" style:font-weight-asian="bold" style:font-weight-complex="bold"/>
    </style:style>
    <style:style style:name="T62" style:family="text">
      <style:text-properties fo:color="#000000" fo:font-weight="bold" officeooo:rsid="00cc9926" style:font-weight-asian="bold" style:font-weight-complex="bold"/>
    </style:style>
    <style:style style:name="T63" style:family="text">
      <style:text-properties fo:color="#000000" fo:language="en" fo:country="US" officeooo:rsid="00e702e7"/>
    </style:style>
    <style:style style:name="T64" style:family="text">
      <style:text-properties fo:color="#000000" fo:language="en" fo:country="US" officeooo:rsid="01cad210" fo:background-color="#99ffcc" loext:char-shading-value="0"/>
    </style:style>
    <style:style style:name="T65" style:family="text">
      <style:text-properties fo:color="#000000" fo:language="en" fo:country="US" officeooo:rsid="01cefe25" fo:background-color="#99ffcc" loext:char-shading-value="0"/>
    </style:style>
    <style:style style:name="T66" style:family="text">
      <style:text-properties fo:color="#000000" fo:language="en" fo:country="US" officeooo:rsid="01ec97db" fo:background-color="#99ffcc" loext:char-shading-value="0"/>
    </style:style>
    <style:style style:name="T67" style:family="text">
      <style:text-properties fo:color="#000000" fo:language="en" fo:country="US" officeooo:rsid="02031f07" fo:background-color="#99ffcc" loext:char-shading-value="0"/>
    </style:style>
    <style:style style:name="T68" style:family="text">
      <style:text-properties fo:color="#000000" fo:language="en" fo:country="US" officeooo:rsid="00f5d179" fo:background-color="#99ffcc" loext:char-shading-value="0"/>
    </style:style>
    <style:style style:name="T69" style:family="text">
      <style:text-properties fo:color="#000000" fo:language="en" fo:country="US" officeooo:rsid="0102cc89" fo:background-color="#99ffcc" loext:char-shading-value="0"/>
    </style:style>
    <style:style style:name="T70" style:family="text">
      <style:text-properties fo:color="#000000" fo:language="en" fo:country="US" officeooo:rsid="01048217" fo:background-color="#99ffcc" loext:char-shading-value="0"/>
    </style:style>
    <style:style style:name="T71" style:family="text">
      <style:text-properties fo:color="#000000" officeooo:rsid="00e702e7"/>
    </style:style>
    <style:style style:name="T72" style:family="text">
      <style:text-properties fo:color="#000000" officeooo:rsid="00e74391"/>
    </style:style>
    <style:style style:name="T73" style:family="text">
      <style:text-properties fo:color="#000000" officeooo:rsid="00f677ba"/>
    </style:style>
    <style:style style:name="T74" style:family="text">
      <style:text-properties fo:color="#000000" officeooo:rsid="00f782f3"/>
    </style:style>
    <style:style style:name="T75" style:family="text">
      <style:text-properties fo:color="#000000" fo:language="ru" fo:country="RU" officeooo:rsid="00f5d179" fo:background-color="#99ffcc" loext:char-shading-value="0"/>
    </style:style>
    <style:style style:name="T76" style:family="text">
      <style:text-properties fo:color="#000000" fo:language="ru" fo:country="RU" officeooo:rsid="00ff9d6a" fo:background-color="#99ffcc" loext:char-shading-value="0"/>
    </style:style>
    <style:style style:name="T77" style:family="text">
      <style:text-properties fo:color="#000000" fo:language="ru" fo:country="RU" officeooo:rsid="010056d2" fo:background-color="#99ffcc" loext:char-shading-value="0"/>
    </style:style>
    <style:style style:name="T78" style:family="text">
      <style:text-properties officeooo:rsid="00ce9c4e"/>
    </style:style>
    <style:style style:name="T79" style:family="text">
      <style:text-properties officeooo:rsid="00cf6d8b"/>
    </style:style>
    <style:style style:name="T80" style:family="text">
      <style:text-properties officeooo:rsid="00cfad73"/>
    </style:style>
    <style:style style:name="T81" style:family="text">
      <style:text-properties officeooo:rsid="00d04a2a"/>
    </style:style>
    <style:style style:name="T82" style:family="text">
      <style:text-properties officeooo:rsid="00d32d76"/>
    </style:style>
    <style:style style:name="T83" style:family="text">
      <style:text-properties officeooo:rsid="00d4fac8"/>
    </style:style>
    <style:style style:name="T84" style:family="text">
      <style:text-properties officeooo:rsid="00d5fafa"/>
    </style:style>
    <style:style style:name="T85" style:family="text">
      <style:text-properties officeooo:rsid="00d823cb"/>
    </style:style>
    <style:style style:name="T86" style:family="text">
      <style:text-properties officeooo:rsid="00d8a334"/>
    </style:style>
    <style:style style:name="T87" style:family="text">
      <style:text-properties officeooo:rsid="00d994d8"/>
    </style:style>
    <style:style style:name="T88" style:family="text">
      <style:text-properties officeooo:rsid="00dac844"/>
    </style:style>
    <style:style style:name="T89" style:family="text">
      <style:text-properties officeooo:rsid="00e0ca33"/>
    </style:style>
    <style:style style:name="T90" style:family="text">
      <style:text-properties officeooo:rsid="00e33a2b"/>
    </style:style>
    <style:style style:name="T91" style:family="text">
      <style:text-properties officeooo:rsid="00e44cb9"/>
    </style:style>
    <style:style style:name="T92" style:family="text">
      <style:text-properties officeooo:rsid="0258ffb1"/>
    </style:style>
    <style:style style:name="T93" style:family="text">
      <style:text-properties officeooo:rsid="00ec0e4e"/>
    </style:style>
    <style:style style:name="T94" style:family="text">
      <style:text-properties officeooo:rsid="00ee04aa"/>
    </style:style>
    <style:style style:name="T95" style:family="text">
      <style:text-properties officeooo:rsid="00ee8ee8"/>
    </style:style>
    <style:style style:name="T96" style:family="text">
      <style:text-properties officeooo:rsid="00eec634"/>
    </style:style>
    <style:style style:name="T97" style:family="text">
      <style:text-properties officeooo:rsid="00f1afc2"/>
    </style:style>
    <style:style style:name="T98" style:family="text">
      <style:text-properties officeooo:rsid="00fe0d42"/>
    </style:style>
    <style:style style:name="T99" style:family="text">
      <style:text-properties fo:language="ru" fo:country="RU" officeooo:rsid="0101eb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span text:style-name="T3">The </text:span><text:span text:style-name="T4">SMBX</text:span><text:span text:style-name="T5">64</text:span><text:span text:style-name="T4"> *.</text:span><text:span text:style-name="T6">SAV </text:span><text:span text:style-name="T3">file</text:span><text:span text:style-name="T2"> description</text:span></text:p>
      <text:p text:style-name="P67"><text:span text:style-name="T17">Probed </text:span><text:span text:style-name="T2">by Wohlstand </text:span><text:span text:style-name="T1">0</text:span><text:span text:style-name="T16">4</text:span><text:span text:style-name="T1">/</text:span><text:span text:style-name="T16">29</text:span><text:span text:style-name="T1">/2014<text:line-break/></text:span></text:p>
      <text:p text:style-name="P68"><text:span text:style-name="T34"><text:s/>This is a saved game TEXT file</text:span>. All parameters are written line by line without <text:span text:style-name="T92">any</text:span> blank lines.</text:p>
      <text:p text:style-name="P71"/>
      <text:p text:style-name="P72">This file <text:span text:style-name="T93">is </text:span>auto<text:span text:style-name="T93">matically</text:span> <text:span text:style-name="T93">created</text:span> on <text:span text:style-name="T93">attempting to save a game.</text:span><text:line-break/><text:tab/><text:span text:style-name="T94">In the SMBX64 standard, this file is saved in the same folder along with the world files of an episode. The files are named in the following manner: </text:span>“save1.sav”, “save2.sav” <text:span text:style-name="T90">and “</text:span>save3.sav”. <text:span text:style-name="T89">SMXB64 only allows three game-save files in an episode folder.</text:span></text:p>
      <text:p text:style-name="P1"/>
      <text:p text:style-name="P2"><text:span text:style-name="Descr_5f_ttl2">Introduction</text:span></text:p>
      <text:p text:style-name="P65"><text:span text:style-name="T11">L</text:span><text:span text:style-name="T10">imits </text:span><text:span text:style-name="T12">for world map </text:span><text:span text:style-name="T13">objects</text:span><text:span text:style-name="T10">:</text:span></text:p>
      <text:p text:style-name="P9">Tiles:<text:tab/>20000</text:p>
      <text:p text:style-name="P9">Paths:<text:tab/>2000</text:p>
      <text:p text:style-name="P9">Music-Boxes:<text:tab/>1000</text:p>
      <text:p text:style-name="P10">Sceneries:<text:tab/>5000</text:p>
      <text:p text:style-name="P11">Levels:<text:tab/>400</text:p>
      <text:p text:style-name="P12"><text:span text:style-name="Descr_5f_ttl2"/></text:p>
      <text:p text:style-name="P12"><text:span text:style-name="Descr_5f_ttl2">File Format Specification</text:span></text:p>
      <text:p text:style-name="P4"><text:span text:style-name="Descr_5f_ttl2"/></text:p>
      <text:p text:style-name="P5">Structure:</text:p>
      <text:list xml:id="list5018668125256809078" text:style-name="L1">
        <text:list-item>
          <text:p text:style-name="P73">[Header <text:span text:style-name="T78">and character's attributes</text:span>]</text:p>
        </text:list-item>
        <text:list-item>
          <text:p text:style-name="P74">[<text:span text:style-name="T95">Visibility of levels objects, associated by array index in World map</text:span>]</text:p>
        </text:list-item>
        <text:list-item>
          <text:p text:style-name="P73">“next”</text:p>
        </text:list-item>
        <text:list-item>
          <text:p text:style-name="P74">[<text:span text:style-name="T35">Visibility of paths, associated by array index in World map</text:span>]</text:p>
        </text:list-item>
        <text:list-item>
          <text:p text:style-name="P73">“next”</text:p>
        </text:list-item>
        <text:list-item>
          <text:p text:style-name="P75">[<text:span text:style-name="T35">Visibility of scenery, associated by array index in World map</text:span>]</text:p>
        </text:list-item>
        <text:list-item>
          <text:p text:style-name="P73">“<text:span text:style-name="T27">next”</text:span></text:p>
        </text:list-item>
        <text:list-item>
          <text:p text:style-name="P76">[<text:span text:style-name="T36">gotten stars, pointers to the level section with gotten star</text:span>]</text:p>
        </text:list-item>
        <text:list-item>
          <text:p text:style-name="P76">“<text:span text:style-name="T27">next”</text:span></text:p>
        </text:list-item>
        <text:list-item>
          <text:p text:style-name="P77">[<text:span text:style-name="T87">Number</text:span> of stars <text:span text:style-name="T88">(parameter, gotten</text:span> from world map<text:span text:style-name="T88">)</text:span>]</text:p>
        </text:list-item>
      </text:list>
      <text:p text:style-name="P7"/>
      <text:p text:style-name="P3">The reference designations:</text:p>
      <text:list xml:id="list4917779074832657973" text:style-name="L2">
        <text:list-item>
          <text:p text:style-name="P78"><text:span text:style-name="T95">standard</text:span> parameter</text:p>
        </text:list-item>
        <text:list-item>
          <text:p text:style-name="P79">Comment title</text:p>
        </text:list-item>
        <text:list-item>
          <text:p text:style-name="P80"><text:span text:style-name="Descr"><text:span text:style-name="T20">Comment description</text:span></text:span></text:p>
        </text:list-item>
        <text:list-item>
          <text:p text:style-name="P80"><text:span text:style-name="Descr"><text:span text:style-name="T23">loop</text:span></text:span></text:p>
        </text:list-item>
        <text:list-item>
          <text:p text:style-name="P80"><text:span text:style-name="Descr"><text:span text:style-name="T24">variable</text:span></text:span></text:p>
        </text:list-item>
        <text:list-item>
          <text:p text:style-name="P81"><text:span text:style-name="Descr_5f_special"><text:span text:style-name="T20">Special option, </text:span></text:span><text:span text:style-name="Descr_5f_special"><text:span text:style-name="T21">only used</text:span></text:span><text:span text:style-name="Descr_5f_special"><text:span text:style-name="T20"> under special conditions, differently is absent</text:span></text:span></text:p>
        </text:list-item>
        <text:list-item>
          <text:p text:style-name="P82"><text:span text:style-name="Descr_5f_FileFormatLimit">File format version limit</text:span></text:p>
        </text:list-item>
        <text:list-item>
          <text:p text:style-name="P83"><text:span text:style-name="Descr_5f_dtype"><text:span text:style-name="T37">Data type</text:span></text:span></text:p>
        </text:list-item>
      </text:list>
      <text:p text:style-name="P8"/>
      <text:p text:style-name="P102">--<text:span text:style-name="T25">File format description</text:span>--</text:p>
      <text:p text:style-name="P13">First <text:span text:style-name="T38">31</text:span> lines <text:span text:style-name="T26">(Header and character's attributes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4">Parameter</text:p>
          </table:table-cell>
          <table:table-cell table:style-name="Таблица1.B1" office:value-type="string">
            <text:p text:style-name="P64">Description</text:p>
          </table:table-cell>
        </table:table-row>
        <table:table-row>
          <table:table-cell table:style-name="Таблица1.A2" office:value-type="string">
            <text:p text:style-name="P15">64</text:p>
          </table:table-cell>
          <table:table-cell table:style-name="Таблица1.B2" office:value-type="string">
            <text:p text:style-name="P15"><text:span text:style-name="Descr_5f_dtype"><text:span text:style-name="T31">(unsigned </text:span></text:span><text:span text:style-name="Descr_5f_dtype">int</text:span><text:span text:style-name="Descr_5f_dtype"><text:span text:style-name="T31">)</text:span></text:span><text:span text:style-name="Descr"><text:span text:style-name="T30"> File format version (Last in SMBX is </text:span></text:span><text:span text:style-name="Descr">64</text:span><text:span text:style-name="Descr"><text:span text:style-name="T29">)</text:span></text:span></text:p>
          </table:table-cell>
        </table:table-row>
        <table:table-row>
          <table:table-cell table:style-name="Таблица1.A5" office:value-type="string">
            <text:p text:style-name="P37">8</text:p>
          </table:table-cell>
          <table:table-cell table:style-name="Таблица1.B3" office:value-type="string">
            <text:p text:style-name="P14"><text:span text:style-name="Descr_5f_dtype">(</text:span><text:span text:style-name="Descr_5f_dtype"><text:span text:style-name="T39">unsigned int</text:span></text:span><text:span text:style-name="Descr_5f_dtype">)</text:span><text:span text:style-name="Descr"><text:span text:style-name="T32"> number of lives (0-99)</text:span></text:span></text:p>
          </table:table-cell>
        </table:table-row>
        <table:table-row>
          <table:table-cell table:style-name="Таблица1.A5" office:value-type="string">
            <text:p text:style-name="P38">84</text:p>
          </table:table-cell>
          <table:table-cell table:style-name="Таблица1.B4" office:value-type="string">
            <text:p text:style-name="P20"><text:span text:style-name="Descr_5f_dtype">(</text:span><text:span text:style-name="Descr_5f_dtype"><text:span text:style-name="T39">unsigned int</text:span></text:span><text:span text:style-name="Descr_5f_dtype">)</text:span><text:span text:style-name="Descr"><text:span text:style-name="T33"> number of coins (0-99)</text:span></text:span></text:p>
          </table:table-cell>
        </table:table-row>
        <table:table-row>
          <table:table-cell table:style-name="Таблица1.A5" office:value-type="string">
            <text:p text:style-name="P39">96</text:p>
          </table:table-cell>
          <table:table-cell table:style-name="Таблица1.B5" office:value-type="string">
            <text:p text:style-name="P18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33"> Player's position on world map X</text:span></text:span></text:p>
          </table:table-cell>
        </table:table-row>
        <table:table-row>
          <table:table-cell table:style-name="Таблица1.A6" office:value-type="string">
            <text:p text:style-name="P39">448</text:p>
          </table:table-cell>
          <table:table-cell table:style-name="Таблица1.B6" office:value-type="string">
            <text:p text:style-name="P21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33"> Player's position on world map Y</text:span></text:span></text:p>
          </table:table-cell>
        </table:table-row>
        <table:table-row>
          <table:table-cell table:style-name="Таблица1.A7" office:value-type="string">
            <text:p text:style-name="P40">1</text:p>
          </table:table-cell>
          <table:table-cell table:style-name="Таблица1.B7" office:value-type="string">
            <text:p text:style-name="P42"><text:span text:style-name="Descr_5f_dtype">(unsigned int)</text:span><text:span text:style-name="Descr"> </text:span><text:span text:style-name="Descr"><text:span text:style-name="T58">Mario's</text:span></text:span><text:span text:style-name="Descr"><text:span text:style-name="T42"> </text:span></text:span><text:span text:style-name="Descr"><text:span text:style-name="T63">power-up</text:span></text:span><text:span text:style-name="Descr"><text:span text:style-name="T42"> </text:span></text:span><text:span text:style-name="Descr"><text:span text:style-name="T43">(1-7)</text:span></text:span><text:span text:style-name="Descr"><text:span text:style-name="T42"><text:line-break/>1-small, 2-big, 3-fire, 4-racoon, 5-tanooki, 6-hammer, 7-ice</text:span></text:span></text:p>
          </table:table-cell>
        </table:table-row>
        <table:table-row>
          <table:table-cell table:style-name="Таблица1.A7" office:value-type="string">
            <text:p text:style-name="P40">34</text:p>
          </table:table-cell>
          <table:table-cell table:style-name="Таблица1.B7" office:value-type="string">
            <text:p text:style-name="P41"><text:span text:style-name="Descr_5f_dtype">(unsigned long)</text:span><text:span text:style-name="Descr"><text:span text:style-name="T42"> </text:span></text:span><text:span text:style-name="Descr"><text:span text:style-name="T44">Item slot contains (NPC-ID)</text:span></text:span></text:p>
          </table:table-cell>
        </table:table-row>
        <table:table-row>
          <table:table-cell table:style-name="Таблица1.A7" office:value-type="string">
            <text:p text:style-name="P40">1</text:p>
          </table:table-cell>
          <table:table-cell table:style-name="Таблица1.B7" office:value-type="string">
            <text:p text:style-name="P93"><text:span text:style-name="Descr_5f_dtype">(unsigned int)</text:span><text:span text:style-name="Descr"><text:span text:style-name="T42"> </text:span></text:span><text:span text:style-name="Descr"><text:span text:style-name="T45">Mount type (0,1,3)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text:span text:style-name="Descr"><text:span text:style-name="T45"><text:line-break/>0 – none, 1 – shoe, 3 - yoshi</text:span></text:span></text:p>
          </table:table-cell>
        </table:table-row>
        <table:table-row>
          <table:table-cell table:style-name="Таблица1.A7" office:value-type="string">
            <text:p text:style-name="P40">3</text:p>
          </table:table-cell>
          <table:table-cell table:style-name="Таблица1.B7" office:value-type="string">
            <text:p text:style-name="P41"><text:span text:style-name="Descr_5f_dtype">(unsigned int)</text:span><text:span text:style-name="Descr"><text:span text:style-name="T42"> </text:span></text:span><text:span text:style-name="Descr"><text:span text:style-name="T46">Mounted object ID (0 if mounts are absence)<text:line-break/>shoes: 1 – green, 2 – red, 3 – blue</text:span></text:span></text:p>
            <text:p text:style-name="P43"><text:span text:style-name="Descr"><text:span text:style-name="T46">Yoshis: 1 – green, 2 – blue, 3, 4, 5, 6, 7, </text:span></text:span><text:span text:style-name="Descr"><text:span text:style-name="T71">8</text:span></text:span></text:p>
          </table:table-cell>
        </table:table-row>
        <table:table-row>
          <table:table-cell table:style-name="Таблица1.A7" office:value-type="string">
            <text:p text:style-name="P40">0</text:p>
          </table:table-cell>
          <table:table-cell table:style-name="Таблица1.B7" office:value-type="string">
            <text:p text:style-name="P41"><text:span text:style-name="Descr_5f_dtype">(unsigned int)</text:span><text:span text:style-name="Descr"><text:span text:style-name="T42"> </text:span></text:span><text:span text:style-name="Descr"><text:span text:style-name="T47">Mario's health (not allowed for Mario by SMBX64)</text:span></text:span></text:p>
            <text:p text:style-name="P93"><text:span text:style-name="Descr"><text:span text:style-name="T47"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12" office:value-type="string">
            <text:p text:style-name="P52">5</text:p>
          </table:table-cell>
          <table:table-cell table:style-name="Таблица1.B12" office:value-type="string">
            <text:p text:style-name="P45"><text:span text:style-name="Descr_5f_dtype"><text:span text:style-name="T42">(unsigned int)</text:span></text:span><text:span text:style-name="Descr"><text:span text:style-name="T42"> </text:span></text:span><text:span text:style-name="Descr"><text:span text:style-name="T59">Luigi</text:span></text:span><text:span text:style-name="Descr"><text:span text:style-name="T58">'s</text:span></text:span><text:span text:style-name="Descr"><text:span text:style-name="T42"> </text:span></text:span><text:span text:style-name="Descr"><text:span text:style-name="T71">power-up</text:span></text:span><text:span text:style-name="Descr"><text:span text:style-name="T42"> </text:span></text:span><text:span text:style-name="Descr"><text:span text:style-name="T43">(1-7)<text:line-break/></text:span></text:span><text:span text:style-name="Descr"><text:span text:style-name="T42">1-small, 2-big, 3-fire, 4-racoon, 5-tanooki, 6-hammer, 7-ice</text:span></text:span></text:p>
          </table:table-cell>
        </table:table-row>
        <table:table-row>
          <table:table-cell table:style-name="Таблица1.A12" office:value-type="string">
            <text:p text:style-name="P47">0</text:p>
          </table:table-cell>
          <table:table-cell table:style-name="Таблица1.B12" office:value-type="string">
            <text:p text:style-name="P44"><text:span text:style-name="Descr_5f_dtype"><text:span text:style-name="T42">(unsigned long)</text:span></text:span><text:span text:style-name="Descr"><text:span text:style-name="T42"> </text:span></text:span><text:span text:style-name="Descr"><text:span text:style-name="T44">Item slot contains (NPC-ID)</text:span></text:span></text:p>
          </table:table-cell>
        </table:table-row>
        <table:table-row>
          <table:table-cell table:style-name="Таблица1.A12" office:value-type="string">
            <text:p text:style-name="P47">0</text:p>
          </table:table-cell>
          <table:table-cell table:style-name="Таблица1.B12" office:value-type="string">
            <text:p text:style-name="P93"><text:span text:style-name="Descr_5f_dtype"><text:span text:style-name="T42">(unsigned int)</text:span></text:span><text:span text:style-name="Descr"><text:span text:style-name="T42"> </text:span></text:span><text:span text:style-name="Descr"><text:span text:style-name="T45">Mount type (0,1,3)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12" office:value-type="string">
            <text:p text:style-name="P47">0</text:p>
          </table:table-cell>
          <table:table-cell table:style-name="Таблица1.B12" office:value-type="string">
            <text:p text:style-name="P95"><text:span text:style-name="Descr_5f_dtype"><text:span text:style-name="T42">(unsigned int)</text:span></text:span><text:span text:style-name="Descr"><text:span text:style-name="T42"> </text:span></text:span><text:span text:style-name="Descr"><text:span text:style-name="T46">Mounted object ID (0 if absence, 1-3 shoes, 1-</text:span></text:span><text:span text:style-name="Descr"><text:span text:style-name="T71">8</text:span></text:span><text:span text:style-name="Descr"><text:span text:style-name="T46"> yoshis)</text:span></text:span></text:p>
          </table:table-cell>
        </table:table-row>
        <table:table-row>
          <table:table-cell table:style-name="Таблица1.A12" office:value-type="string">
            <text:p text:style-name="P48">0</text:p>
          </table:table-cell>
          <table:table-cell table:style-name="Таблица1.B12" office:value-type="string">
            <text:p text:style-name="P94"><text:span text:style-name="Descr_5f_dtype"><text:span text:style-name="T42">(unsigned int)</text:span></text:span><text:span text:style-name="Descr"><text:span text:style-name="T42"> </text:span></text:span><text:span text:style-name="Descr"><text:span text:style-name="T49">Luigi's health (not allowed for Luigi by SMBX64)</text:span></text:span></text:p>
            <text:p text:style-name="P93"><text:span text:style-name="Descr"><text:span text:style-name="T49"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17" office:value-type="string">
            <text:p text:style-name="P52">6</text:p>
          </table:table-cell>
          <table:table-cell table:style-name="Таблица1.B17" office:value-type="string">
            <text:p text:style-name="P93"><text:span text:style-name="Descr_5f_dtype"><text:span text:style-name="T42">(unsigned int)</text:span></text:span><text:span text:style-name="Descr"><text:span text:style-name="T42"> </text:span></text:span><text:span text:style-name="Descr"><text:span text:style-name="T60">Peach's</text:span></text:span><text:span text:style-name="Descr"><text:span text:style-name="T48"> </text:span></text:span><text:span text:style-name="Descr"><text:span text:style-name="T71">power-up</text:span></text:span><text:span text:style-name="Descr"><text:span text:style-name="T48"> (1-7)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text:span text:style-name="Descr"><text:span text:style-name="T48"><text:line-break/></text:span></text:span><text:span text:style-name="Descr"><text:span text:style-name="T42">1-small, 2-big, 3-fire, 4-racoon, 5-tanooki, 6-</text:span></text:span><text:span text:style-name="Descr"><text:span text:style-name="T52">bombs</text:span></text:span><text:span text:style-name="Descr"><text:span text:style-name="T42">, 7-ice</text:span></text:span></text:p>
          </table:table-cell>
        </table:table-row>
        <table:table-row>
          <table:table-cell table:style-name="Таблица1.A17" office:value-type="string">
            <text:p text:style-name="P49">0</text:p>
          </table:table-cell>
          <table:table-cell table:style-name="Таблица1.B17" office:value-type="string">
            <text:p text:style-name="P93"><text:span text:style-name="Descr_5f_dtype"><text:span text:style-name="T42">(unsigned </text:span></text:span><text:span text:style-name="Descr_5f_dtype"><text:span text:style-name="T50">long</text:span></text:span><text:span text:style-name="Descr_5f_dtype"><text:span text:style-name="T42">)</text:span></text:span><text:span text:style-name="Descr"><text:span text:style-name="T42"> </text:span></text:span><text:span text:style-name="Descr"><text:span text:style-name="T48">Item Slot contains<text:tab/><text:tab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text:span text:style-name="Descr"><text:span text:style-name="T48"><text:line-break/>(not allowed for Peach by SMBX64)</text:span></text:span></text:p>
          </table:table-cell>
        </table:table-row>
        <table:table-row>
          <table:table-cell table:style-name="Таблица1.A17" office:value-type="string">
            <text:p text:style-name="P50">1</text:p>
          </table:table-cell>
          <table:table-cell table:style-name="Таблица1.B17" office:value-type="string">
            <text:p text:style-name="P93"><text:span text:style-name="Descr_5f_dtype"><text:span text:style-name="T42">(unsigned int)</text:span></text:span><text:span text:style-name="Descr"><text:span text:style-name="T42"> </text:span></text:span><text:span text:style-name="Descr"><text:span text:style-name="T45">Mount type (0,1,3)<text:tab/><text:tab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text:span text:style-name="Descr"><text:span text:style-name="T45"><text:line-break/>(Yoshis not allowed for Peach by SMBX64, 3 will not give effects)</text:span></text:span></text:p>
          </table:table-cell>
        </table:table-row>
        <table:table-row>
          <table:table-cell table:style-name="Таблица1.A17" office:value-type="string">
            <text:p text:style-name="P50">3</text:p>
          </table:table-cell>
          <table:table-cell table:style-name="Таблица1.B17" office:value-type="string">
            <text:p text:style-name="P93"><text:span text:style-name="Descr_5f_dtype"><text:span text:style-name="T42">(unsigned int)</text:span></text:span><text:span text:style-name="Descr"><text:span text:style-name="T42"> </text:span></text:span><text:span text:style-name="Descr"><text:span text:style-name="T46">Mounted object ID (0 if mounts are absence)<text:line-break/>shoes: 1 – green, 2 – red, 3 – blue<text:tab/><text:tab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17" office:value-type="string">
            <text:p text:style-name="P51">3</text:p>
          </table:table-cell>
          <table:table-cell table:style-name="Таблица1.B17" office:value-type="string">
            <text:p text:style-name="P93"><text:span text:style-name="Descr_5f_dtype"><text:span text:style-name="T42">(unsigned int)</text:span></text:span><text:span text:style-name="Descr"><text:span text:style-name="T42"> </text:span></text:span><text:span text:style-name="Descr"><text:span text:style-name="T51">Peach's health<text:tab/><text:tab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22" office:value-type="string">
            <text:p text:style-name="P52">3</text:p>
          </table:table-cell>
          <table:table-cell table:style-name="Таблица1.B22" office:value-type="string">
            <text:p text:style-name="P92"><text:span text:style-name="Descr_5f_dtype"><text:span text:style-name="T42">(unsigned int)</text:span></text:span><text:span text:style-name="Descr"><text:span text:style-name="T42"> </text:span></text:span><text:span text:style-name="Descr"><text:span text:style-name="T61">Toad's</text:span></text:span><text:span text:style-name="Descr"><text:span text:style-name="T53"> </text:span></text:span><text:span text:style-name="Descr"><text:span text:style-name="T71">power-up</text:span></text:span><text:span text:style-name="Descr"><text:span text:style-name="T53"> (1-7)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text:span text:style-name="Descr"><text:span text:style-name="T53"><text:line-break/></text:span></text:span><text:span text:style-name="Descr"><text:span text:style-name="T42">1-small, 2-big, 3-fire, 4-racoon, 5-tanooki, 6-</text:span></text:span><text:span text:style-name="Descr"><text:span text:style-name="T53">boomerang</text:span></text:span><text:span text:style-name="Descr"><text:span text:style-name="T42">, 7-ice</text:span></text:span></text:p>
          </table:table-cell>
        </table:table-row>
        <table:table-row>
          <table:table-cell table:style-name="Таблица1.A22" office:value-type="string">
            <text:p text:style-name="P53">0</text:p>
          </table:table-cell>
          <table:table-cell table:style-name="Таблица1.B22" office:value-type="string">
            <text:p text:style-name="P91"><text:span text:style-name="Descr_5f_dtype">(unsigned long)</text:span><text:span text:style-name="Descr"> </text:span><text:span text:style-name="Descr"><text:span text:style-name="T48">Item Slot contains<text:tab/><text:tab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text:span text:style-name="Descr"><text:span text:style-name="T48"><text:line-break/>(not allowed for </text:span></text:span><text:span text:style-name="Descr"><text:span text:style-name="T54">Toad</text:span></text:span><text:span text:style-name="Descr"><text:span text:style-name="T48"> by SMBX64)</text:span></text:span></text:p>
          </table:table-cell>
        </table:table-row>
        <table:table-row>
          <table:table-cell table:style-name="Таблица1.A22" office:value-type="string">
            <text:p text:style-name="P53">1</text:p>
          </table:table-cell>
          <table:table-cell table:style-name="Таблица1.B22" office:value-type="string">
            <text:p text:style-name="P90"><text:span text:style-name="Descr_5f_dtype">(unsigned int)</text:span><text:span text:style-name="Descr"> </text:span><text:span text:style-name="Descr"><text:span text:style-name="T45">Mount type (0,1,3)<text:tab/><text:tab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text:span text:style-name="Descr"><text:span text:style-name="T45"><text:line-break/>(Yoshis not allowed for </text:span></text:span><text:span text:style-name="Descr"><text:span text:style-name="T54">Toad</text:span></text:span><text:span text:style-name="Descr"><text:span text:style-name="T45"> by SMBX64, 3 will not give effects)</text:span></text:span></text:p>
          </table:table-cell>
        </table:table-row>
        <table:table-row>
          <table:table-cell table:style-name="Таблица1.A22" office:value-type="string">
            <text:p text:style-name="P54">2</text:p>
          </table:table-cell>
          <table:table-cell table:style-name="Таблица1.B22" office:value-type="string">
            <text:p text:style-name="P90"><text:span text:style-name="Descr_5f_dtype">(unsigned int)</text:span><text:span text:style-name="Descr"> </text:span><text:span text:style-name="Descr"><text:span text:style-name="T46">Mounted object ID (0 if mounts are absence)<text:line-break/>shoes: 1 – green, 2 – red, 3 – blue<text:tab/><text:tab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22" office:value-type="string">
            <text:p text:style-name="P55">3</text:p>
          </table:table-cell>
          <table:table-cell table:style-name="Таблица1.B22" office:value-type="string">
            <text:p text:style-name="P87"><text:span text:style-name="Descr_5f_dtype"><text:span text:style-name="T42">(unsigned int)</text:span></text:span><text:span text:style-name="Descr"><text:span text:style-name="T42"> </text:span></text:span><text:span text:style-name="Descr"><text:span text:style-name="T55">Toad's</text:span></text:span><text:span text:style-name="Descr"><text:span text:style-name="T51"> health </text:span></text:span><text:span text:style-name="Descr"><text:span text:style-name="T56">(1-3</text:span></text:span><text:span text:style-name="Descr"><text:span text:style-name="T73">)</text:span></text:span><text:span text:style-name="Descr"><text:span text:style-name="T56"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27" office:value-type="string">
            <text:p text:style-name="P56">2</text:p>
          </table:table-cell>
          <table:table-cell table:style-name="Таблица1.B27" office:value-type="string">
            <text:p text:style-name="P89"><text:span text:style-name="Descr_5f_dtype">(unsigned int)</text:span><text:span text:style-name="Descr"> </text:span><text:span text:style-name="Descr"><text:span text:style-name="T62">Link's</text:span></text:span><text:span text:style-name="Descr"><text:span text:style-name="T57"> </text:span></text:span><text:span text:style-name="Descr"><text:span text:style-name="T71">power-up</text:span></text:span><text:span text:style-name="Descr"><text:span text:style-name="T57"> (1-7</text:span></text:span><text:span text:style-name="Descr"><text:span text:style-name="T74">)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27" office:value-type="string">
            <text:p text:style-name="P56">0</text:p>
          </table:table-cell>
          <table:table-cell table:style-name="Таблица1.B27" office:value-type="string">
            <text:p text:style-name="P87"><text:span text:style-name="Descr_5f_dtype">(unsigned long)</text:span><text:span text:style-name="Descr"> </text:span><text:span text:style-name="Descr"><text:span text:style-name="T48">Item Slot contains<text:line-break/>(not allowed for </text:span></text:span><text:span text:style-name="Descr"><text:span text:style-name="T57">Link </text:span></text:span><text:span text:style-name="Descr"><text:span text:style-name="T48">by SMBX64)<text:tab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27" office:value-type="string">
            <text:p text:style-name="P56">0</text:p>
          </table:table-cell>
          <table:table-cell table:style-name="Таблица1.B27" office:value-type="string">
            <text:p text:style-name="P87"><text:span text:style-name="Descr_5f_dtype">(unsigned int)</text:span><text:span text:style-name="Descr"> </text:span><text:span text:style-name="Descr"><text:span text:style-name="T45">Mount type </text:span></text:span><text:span text:style-name="Descr"><text:span text:style-name="T57">(not allowed for Link by SMBX64)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27" office:value-type="string">
            <text:p text:style-name="P56">0</text:p>
          </table:table-cell>
          <table:table-cell table:style-name="Таблица1.B27" office:value-type="string">
            <text:p text:style-name="P87"><text:span text:style-name="Descr_5f_dtype">(unsigned int)</text:span> <text:span text:style-name="Descr"><text:span text:style-name="T45">Mount</text:span></text:span><text:span text:style-name="Descr"><text:span text:style-name="T72">ed object</text:span></text:span><text:span text:style-name="Descr"><text:span text:style-name="T45"> </text:span></text:span><text:span text:style-name="Descr"><text:span text:style-name="T57">(not allowed for Link by SMBX64)<text:line-break/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27" office:value-type="string">
            <text:p text:style-name="P56">2</text:p>
          </table:table-cell>
          <table:table-cell table:style-name="Таблица1.B27" office:value-type="string">
            <text:p text:style-name="P86"><text:span text:style-name="Descr_5f_dtype"><text:span text:style-name="T42">(unsigned int)</text:span></text:span><text:span text:style-name="Descr"><text:span text:style-name="T42"> </text:span></text:span><text:span text:style-name="Descr"><text:span text:style-name="T57">Link's health</text:span></text:span><text:span text:style-name="Descr"><text:span text:style-name="T19">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  <table:table-row>
          <table:table-cell table:style-name="Таблица1.A32" office:value-type="string">
            <text:p text:style-name="P41">12</text:p>
          </table:table-cell>
          <table:table-cell table:style-name="Таблица1.B32" office:value-type="string">
            <text:p text:style-name="P19"><text:span text:style-name="Descr_5f_dtype"><text:span text:style-name="T28">(</text:span></text:span><text:span text:style-name="Descr_5f_dtype"><text:span text:style-name="T41">unsigned long</text:span></text:span><text:span text:style-name="Descr_5f_dtype"><text:span text:style-name="T28">)</text:span></text:span><text:span text:style-name="Descr"><text:span text:style-name="T33"> Current world music ID</text:span></text:span></text:p>
          </table:table-cell>
        </table:table-row>
        <table:table-row>
          <table:table-cell table:style-name="Таблица1.A33" office:value-type="string">
            <text:p text:style-name="P46">#FALSE#</text:p>
          </table:table-cell>
          <table:table-cell table:style-name="Таблица1.B33" office:value-type="string">
            <text:p text:style-name="P96"><text:span text:style-name="Descr_5f_dtype">(bool)</text:span><text:span text:style-name="Descr"> Game was </text:span><text:span text:style-name="Descr"><text:span text:style-name="T98">completed <text:tab/></text:span></text:span><text:span text:style-name="Descr"><text:span text:style-name="T64">(&gt;</text:span></text:span><text:span text:style-name="Descr"><text:span text:style-name="T65">= </text:span></text:span><text:span text:style-name="Descr"><text:span text:style-name="T68">56</text:span></text:span><text:span text:style-name="Descr"><text:span text:style-name="T64">)</text:span></text:span></text:p>
          </table:table-cell>
        </table:table-row>
      </table:table>
      <text:p text:style-name="P16"><text:soft-page-break/><text:span text:style-name="Descr"/></text:p>
      <text:p text:style-name="P85"><text:span text:style-name="Descr_5f_ttl"><text:span text:style-name="T96">Visibility of level objects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4"><text:span text:style-name="Descr_5f_loop">(Loop = </text:span><text:span text:style-name="Descr_5f_loop"><text:span text:style-name="T84">number of level objects on the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2.A2" office:value-type="string">
            <text:p text:style-name="P57">#TRUE#</text:p>
          </table:table-cell>
          <table:table-cell table:style-name="Таблица2.B2" office:value-type="string">
            <text:p text:style-name="P17"><text:span text:style-name="Descr_5f_dtype">(</text:span><text:span text:style-name="Descr_5f_dtype"><text:span text:style-name="T80">bool</text:span></text:span><text:span text:style-name="Descr_5f_dtype">)</text:span> <text:span text:style-name="Descr"><text:span text:style-name="T81">Visibility of level object in world array by Index=</text:span></text:span><text:span text:style-name="Descr_5f_loop">CurrentLoop</text:span></text:p>
          </table:table-cell>
        </table:table-row>
        <table:table-row>
          <table:table-cell table:style-name="Таблица2.B2" table:number-columns-spanned="2" office:value-type="string">
            <text:p text:style-name="P27"><text:span text:style-name="Descr_5f_loop">(Loop end)</text:span></text:p>
          </table:table-cell>
          <table:covered-table-cell/>
        </table:table-row>
      </table:table>
      <text:p text:style-name="P32"><text:span text:style-name="Descr_5f_ttl">Marker between </text:span><text:span text:style-name="Descr_5f_ttl"><text:span text:style-name="T79">level objects visibility</text:span></text:span><text:span text:style-name="Descr_5f_ttl"> and </text:span><text:span text:style-name="Descr_5f_ttl"><text:span text:style-name="T79">paths</text:span></text:span><text:span text:style-name="Descr_5f_ttl"> </text:span><text:span text:style-name="Descr_5f_ttl"><text:span text:style-name="T18">visibility</text:span></text:span></text:p>
      <text:p text:style-name="P30">"next"<text:tab/></text:p>
      <text:p text:style-name="P30"/>
      <text:p text:style-name="P70"><text:span text:style-name="Descr_5f_ttl"><text:span text:style-name="T79">Visibility of path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25"><text:span text:style-name="Descr_5f_loop">(Loop = </text:span><text:span text:style-name="Descr_5f_loop"><text:span text:style-name="T84">number of paths objects on the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3.A2" office:value-type="string">
            <text:p text:style-name="P58">#TRUE#</text:p>
          </table:table-cell>
          <table:table-cell table:style-name="Таблица3.B2" office:value-type="string">
            <text:p text:style-name="P22"><text:span text:style-name="Descr_5f_dtype">(</text:span><text:span text:style-name="Descr_5f_dtype"><text:span text:style-name="T80">bool</text:span></text:span><text:span text:style-name="Descr_5f_dtype">)</text:span> <text:span text:style-name="Descr"><text:span text:style-name="T81">Visibility of path in world array by Index=</text:span></text:span><text:span text:style-name="Descr_5f_loop">CurrentLoop</text:span></text:p>
          </table:table-cell>
        </table:table-row>
        <table:table-row>
          <table:table-cell table:style-name="Таблица3.B2" table:number-columns-spanned="2" office:value-type="string">
            <text:p text:style-name="P28"><text:span text:style-name="Descr_5f_loop">(Loop end)</text:span></text:p>
          </table:table-cell>
          <table:covered-table-cell/>
        </table:table-row>
      </table:table>
      <text:p text:style-name="P35"><text:span text:style-name="Descr_5f_ttl">Marker between </text:span><text:span text:style-name="Descr_5f_ttl"><text:span text:style-name="T82">paths visibility</text:span></text:span><text:span text:style-name="Descr_5f_ttl"> and </text:span><text:span text:style-name="Descr_5f_ttl"><text:span text:style-name="T14">scenery</text:span></text:span><text:span text:style-name="Descr_5f_ttl"><text:span text:style-name="T82"> </text:span></text:span><text:span text:style-name="Descr_5f_ttl"><text:span text:style-name="T7">visib</text:span></text:span><text:span text:style-name="Descr_5f_ttl"><text:span text:style-name="T18">ility</text:span></text:span></text:p>
      <text:p text:style-name="P31">"next"</text:p>
      <text:p text:style-name="P31"/>
      <text:p text:style-name="P33"><text:span text:style-name="Descr_5f_ttl"><text:span text:style-name="T79">Visibility of scenery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26"><text:span text:style-name="Descr_5f_loop">(Loop = </text:span><text:span text:style-name="Descr_5f_loop"><text:span text:style-name="T84">number of </text:span></text:span><text:span text:style-name="Descr_5f_loop"><text:span text:style-name="T15">scenery</text:span></text:span><text:span text:style-name="Descr_5f_loop"><text:span text:style-name="T84"> on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4.A2" office:value-type="string">
            <text:p text:style-name="P58">#TRUE#</text:p>
          </table:table-cell>
          <table:table-cell table:style-name="Таблица4.B2" office:value-type="string">
            <text:p text:style-name="P22"><text:span text:style-name="Descr_5f_dtype">(</text:span><text:span text:style-name="Descr_5f_dtype"><text:span text:style-name="T80">bool</text:span></text:span><text:span text:style-name="Descr_5f_dtype">)</text:span> <text:span text:style-name="Descr"><text:span text:style-name="T81">Visibility of scenery in world array by Index=</text:span></text:span><text:span text:style-name="Descr_5f_loop">CurrentLoop</text:span></text:p>
          </table:table-cell>
        </table:table-row>
        <table:table-row>
          <table:table-cell table:style-name="Таблица4.B2" table:number-columns-spanned="2" office:value-type="string">
            <text:p text:style-name="P28"><text:span text:style-name="Descr_5f_loop">(Loop end)</text:span></text:p>
          </table:table-cell>
          <table:covered-table-cell/>
        </table:table-row>
      </table:table>
      <text:p text:style-name="P33"><text:span text:style-name="Descr_5f_ttl">Marker between </text:span><text:span text:style-name="Descr_5f_ttl"><text:span text:style-name="T97">scenery visibility</text:span></text:span><text:span text:style-name="Descr_5f_ttl"> and </text:span><text:span text:style-name="Descr_5f_ttl"><text:span text:style-name="T8">gotten stars list</text:span></text:span></text:p>
      <text:p text:style-name="P31">"next"</text:p>
      <text:p text:style-name="P34"><text:span text:style-name="Descr_5f_ttl"><text:span text:style-name="T83">Gotten stars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97"><text:span text:style-name="Descr_5f_loop">(Loop = </text:span><text:span text:style-name="Descr_5f_loop"><text:span text:style-name="T84">while current !=“next”</text:span></text:span><text:span text:style-name="Descr_5f_loop">)<text:tab/><text:tab/></text:span><text:span text:style-name="Descr"><text:span text:style-name="T64">(&gt;</text:span></text:span><text:span text:style-name="Descr"><text:span text:style-name="T65">= </text:span></text:span><text:span text:style-name="Descr"><text:span text:style-name="T76">7</text:span></text:span><text:span text:style-name="Descr"><text:span text:style-name="T64">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59">“<text:span text:style-name="T85">level_1-3.lvl</text:span>”</text:p>
          </table:table-cell>
          <table:table-cell table:style-name="Таблица5.B2" office:value-type="string">
            <text:p text:style-name="P23"><text:span text:style-name="Descr_5f_dtype">(</text:span><text:span text:style-name="Descr_5f_dtype"><text:span text:style-name="T85">string</text:span></text:span><text:span text:style-name="Descr_5f_dtype">)</text:span> <text:span text:style-name="Descr"><text:s/></text:span><text:span text:style-name="Descr"><text:span text:style-name="T85">Level file</text:span></text:span></text:p>
          </table:table-cell>
        </table:table-row>
        <table:table-row>
          <table:table-cell table:style-name="Таблица5.A2" office:value-type="string">
            <text:p text:style-name="P62">2</text:p>
          </table:table-cell>
          <table:table-cell table:style-name="Таблица5.B2" office:value-type="string">
            <text:p text:style-name="P98"><text:span text:style-name="Descr_5f_dtype">(unsigned int)</text:span> level section with gotten star <text:span text:style-name="T91">(0-20)<text:tab/><text:tab/></text:span><text:span text:style-name="Descr"><text:span text:style-name="T64">(&gt;</text:span></text:span><text:span text:style-name="Descr"><text:span text:style-name="T65">= </text:span></text:span><text:span text:style-name="Descr"><text:span text:style-name="T77">16</text:span></text:span><text:span text:style-name="Descr"><text:span text:style-name="T64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29"><text:span text:style-name="Descr_5f_loop">(Loop end)</text:span></text:p>
          </table:table-cell>
          <table:covered-table-cell/>
        </table:table-row>
      </table:table>
      <text:p text:style-name="P34"><text:span text:style-name="Descr_5f_ttl">Marker between </text:span><text:span text:style-name="Descr_5f_ttl"><text:span text:style-name="T86">gotten </text:span></text:span><text:span text:style-name="Descr_5f_ttl"><text:span text:style-name="T9">stars and stars quantity</text:span></text:span></text:p>
      <text:p text:style-name="P101">"next”<text:tab/><text:span text:style-name="Descr"><text:span text:style-name="T64">(&gt;</text:span></text:span><text:span text:style-name="Descr"><text:span text:style-name="T65">= </text:span></text:span><text:span text:style-name="Descr"><text:span text:style-name="T69">16</text:span></text:span><text:span text:style-name="Descr"><text:span text:style-name="T64">)</text:span></text:span></text:p>
      <text:p text:style-name="P60"><text:span text:style-name="Descr_5f_ttl"/></text:p>
      <text:p text:style-name="P61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3">10</text:p>
          </table:table-cell>
          <table:table-cell table:style-name="Таблица6.B1" office:value-type="string">
            <text:p text:style-name="P99"><text:span text:style-name="Descr_5f_dtype">(unsigned </text:span><text:span text:style-name="Descr_5f_dtype"><text:span text:style-name="T86">long</text:span></text:span><text:span text:style-name="Descr_5f_dtype">)</text:span> <text:span text:style-name="T86">number of stars (parameter, gotten from world map)</text:span></text:p>
            <text:p text:style-name="P100"><text:tab/><text:span text:style-name="Descr"><text:span text:style-name="T64">(&gt;</text:span></text:span><text:span text:style-name="Descr"><text:span text:style-name="T65">= </text:span></text:span><text:span text:style-name="Descr"><text:span text:style-name="T70">21</text:span></text:span><text:span text:style-name="Descr"><text:span text:style-name="T64">)</text:span></text:span></text:p>
          </table:table-cell>
        </table:table-row>
      </table:table>
      <text:p text:style-name="P66"><text:span text:style-name="Descr_5f_loop"><text:span text:style-name="T20"/></text:span></text:p>
      <text:p text:style-name="P6">--End of file--</text:p>
      <text:p text:style-name="P36"><text:span text:style-name="Descr_5f_ttl2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cm" fo:margin-bottom="0cm" loext:contextual-spacing="false" fo:text-align="start" style:justify-single-word="false">
        <style:tab-stops>
          <style:tab-stop style:position="6.085cm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7M34S</meta:editing-duration>
    <meta:editing-cycles>248</meta:editing-cycles>
    <meta:generator>LibreOffice/4.3.4.1$Windows_x86 LibreOffice_project/bc356b2f991740509f321d70e4512a6a54c5f243</meta:generator>
    <dc:date>2014-12-15T02:11:34.631000000</dc:date>
    <meta:document-statistic meta:table-count="6" meta:image-count="0" meta:object-count="0" meta:page-count="3" meta:paragraph-count="137" meta:word-count="771" meta:character-count="4557" meta:non-whitespace-character-count="3903"/>
    <meta:user-defined meta:name="Info 1"/>
    <meta:user-defined meta:name="Info 2"/>
    <meta:user-defined meta:name="Info 3"/>
    <meta:user-defined meta:name="Info 4"/>
  </office:meta>
</office:document-meta>
</file>